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34_1" table:style-name="ta1" table:print="false">
        <table:table-column table:style-name="co1" table:number-columns-repeated="1024" table:default-cell-style-name="ce1"/>
        <table:table-row table:style-name="ro1">
          <table:table-cell>
            <draw:frame table:end-cell-address="'s-34_1'.F14" table:end-x="1.562cm" table:end-y="0.227cm" draw:z-index="3" draw:style-name="gr1" draw:text-style-name="P1" svg:width="11.096cm" svg:height="7.742cm" svg:x="1.756cm" svg:y="0cm">
              <draw:object draw:notify-on-update-of-ranges="'s-34_1'.I3:'s-34_1'.I3 's-34_1'.I4:'s-34_1'.I10 's-34_1'.J3:'s-34_1'.J3 's-34_1'.J4:'s-34_1'.J1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 office:value-type="string">
            <text:p>correl=</text:p>
          </table:table-cell>
          <table:table-cell table:formula="of:=CORREL([.D4:.D21];[.F4:.F21])" office:value-type="float" office:value="0.875453491856598">
            <text:p>0.8754534919</text:p>
          </table:table-cell>
          <table:table-cell>
            <draw:frame table:end-cell-address="'s-34_1'.L14" table:end-x="1.199cm" table:end-y="0.437cm" draw:z-index="2" draw:style-name="gr1" draw:text-style-name="P1" svg:width="11.876cm" svg:height="7.662cm" svg:x="0.614cm" svg:y="0.29cm">
              <draw:object draw:notify-on-update-of-ranges="'s-34_1'.G3:'s-34_1'.G3 's-34_1'.G4:'s-34_1'.G10 's-34_1'.H3:'s-34_1'.H3 's-34_1'.H4:'s-34_1'.H1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周期：４</text:p>
          </table:table-cell>
          <table:table-cell table:style-name="ce2" table:formula="of:=[.C3]" office:value-type="string" office:string-value="原子">
            <text:p>原子</text:p>
          </table:table-cell>
          <table:table-cell table:style-name="ce2" office:value-type="string">
            <text:p>周期：５</text:p>
          </table:table-cell>
          <table:table-cell table:style-name="ce2" office:value-type="string">
            <text:p>原子</text:p>
          </table:table-cell>
          <table:table-cell table:style-name="ce2" office:value-type="string">
            <text:p>周期：２</text:p>
          </table:table-cell>
          <table:table-cell table:style-name="ce2" office:value-type="string">
            <text:p>原子</text:p>
          </table:table-cell>
          <table:table-cell table:style-name="ce2" office:value-type="string">
            <text:p>周期：３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K</text:p>
          </table:table-cell>
          <table:table-cell table:style-name="ce2" office:value-type="float" office:value="0.82">
            <text:p>0.82</text:p>
          </table:table-cell>
          <table:table-cell table:style-name="ce3" office:value-type="string">
            <text:p>Rb</text:p>
          </table:table-cell>
          <table:table-cell table:style-name="ce4" office:value-type="float" office:value="0.82">
            <text:p>0.8</text:p>
          </table:table-cell>
          <table:table-cell table:style-name="ce7" office:value-type="string">
            <text:p>Li</text:p>
          </table:table-cell>
          <table:table-cell table:style-name="ce2" office:value-type="float" office:value="0.98">
            <text:p>0.98</text:p>
          </table:table-cell>
          <table:table-cell table:style-name="ce2" office:value-type="string">
            <text:p>Na</text:p>
          </table:table-cell>
          <table:table-cell table:style-name="ce2" office:value-type="float" office:value="0.93">
            <text:p>0.93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Ca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Sr</text:p>
          </table:table-cell>
          <table:table-cell table:style-name="ce4" office:value-type="float" office:value="0.95">
            <text:p>1.0</text:p>
          </table:table-cell>
          <table:table-cell table:style-name="ce7" office:value-type="string">
            <text:p>Be</text:p>
          </table:table-cell>
          <table:table-cell table:style-name="ce2" office:value-type="float" office:value="1.57">
            <text:p>1.57</text:p>
          </table:table-cell>
          <table:table-cell table:style-name="ce2" office:value-type="string">
            <text:p>Mg</text:p>
          </table:table-cell>
          <table:table-cell table:style-name="ce2" office:value-type="float" office:value="1.31">
            <text:p>1.3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string">
            <text:p>Sc</text:p>
          </table:table-cell>
          <table:table-cell table:style-name="ce2" office:value-type="float" office:value="1.36">
            <text:p>1.36</text:p>
          </table:table-cell>
          <table:table-cell table:style-name="ce3" office:value-type="string">
            <text:p>Y</text:p>
          </table:table-cell>
          <table:table-cell table:style-name="ce4" office:value-type="float" office:value="1.22">
            <text:p>1.2</text:p>
          </table:table-cell>
          <table:table-cell table:style-name="ce7" office:value-type="string">
            <text:p>B</text:p>
          </table:table-cell>
          <table:table-cell table:style-name="ce2" office:value-type="float" office:value="2.04">
            <text:p>2.04</text:p>
          </table:table-cell>
          <table:table-cell table:style-name="ce2" office:value-type="string">
            <text:p>Al</text:p>
          </table:table-cell>
          <table:table-cell table:style-name="ce2" office:value-type="float" office:value="1.61">
            <text:p>1.6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office:value-type="string">
            <text:p>Ti</text:p>
          </table:table-cell>
          <table:table-cell table:style-name="ce2" office:value-type="float" office:value="1.54">
            <text:p>1.54</text:p>
          </table:table-cell>
          <table:table-cell table:style-name="ce4" office:value-type="string">
            <text:p>Zr</text:p>
          </table:table-cell>
          <table:table-cell table:style-name="ce4" office:value-type="float" office:value="1.33">
            <text:p>1.3</text:p>
          </table:table-cell>
          <table:table-cell table:style-name="ce7" office:value-type="string">
            <text:p>C</text:p>
          </table:table-cell>
          <table:table-cell office:value-type="float" office:value="2.55">
            <text:p>2.55</text:p>
          </table:table-cell>
          <table:table-cell office:value-type="string">
            <text:p>Si</text:p>
          </table:table-cell>
          <table:table-cell office:value-type="float" office:value="1.9">
            <text:p>1.9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V</text:p>
          </table:table-cell>
          <table:table-cell table:style-name="ce2" office:value-type="float" office:value="1.63">
            <text:p>1.63</text:p>
          </table:table-cell>
          <table:table-cell table:style-name="ce5" office:value-type="string">
            <text:p>Nb</text:p>
          </table:table-cell>
          <table:table-cell table:style-name="ce4" office:value-type="float" office:value="1.6">
            <text:p>1.6</text:p>
          </table:table-cell>
          <table:table-cell table:style-name="ce7" office:value-type="string">
            <text:p>N</text:p>
          </table:table-cell>
          <table:table-cell office:value-type="float" office:value="3.04">
            <text:p>3.04</text:p>
          </table:table-cell>
          <table:table-cell office:value-type="string">
            <text:p>P</text:p>
          </table:table-cell>
          <table:table-cell office:value-type="float" office:value="2.19">
            <text:p>2.19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office:value-type="string">
            <text:p>Cr</text:p>
          </table:table-cell>
          <table:table-cell table:style-name="ce2" office:value-type="float" office:value="1.66">
            <text:p>1.66</text:p>
          </table:table-cell>
          <table:table-cell table:style-name="ce5" office:value-type="string">
            <text:p>Mo</text:p>
          </table:table-cell>
          <table:table-cell table:style-name="ce4" office:value-type="float" office:value="2.16">
            <text:p>2.2</text:p>
          </table:table-cell>
          <table:table-cell table:style-name="ce7" office:value-type="string">
            <text:p>O</text:p>
          </table:table-cell>
          <table:table-cell office:value-type="float" office:value="3.44">
            <text:p>3.44</text:p>
          </table:table-cell>
          <table:table-cell office:value-type="string">
            <text:p>S</text:p>
          </table:table-cell>
          <table:table-cell office:value-type="float" office:value="2.58">
            <text:p>2.5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>
            <text:p>Mn</text:p>
          </table:table-cell>
          <table:table-cell table:style-name="ce2" office:value-type="float" office:value="1.55">
            <text:p>1.55</text:p>
          </table:table-cell>
          <table:table-cell table:style-name="ce5" office:value-type="string">
            <text:p>Tc</text:p>
          </table:table-cell>
          <table:table-cell table:style-name="ce6" office:value-type="float" office:value="1.9">
            <text:p>1.90</text:p>
          </table:table-cell>
          <table:table-cell office:value-type="string">
            <text:p>F</text:p>
          </table:table-cell>
          <table:table-cell office:value-type="float" office:value="3.98">
            <text:p>3.98</text:p>
          </table:table-cell>
          <table:table-cell office:value-type="string">
            <text:p>Cl</text:p>
          </table:table-cell>
          <table:table-cell office:value-type="float" office:value="3.16">
            <text:p>3.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>
            <text:p>Fe</text:p>
          </table:table-cell>
          <table:table-cell table:style-name="ce2" office:value-type="float" office:value="1.83">
            <text:p>1.83</text:p>
          </table:table-cell>
          <table:table-cell table:style-name="ce2" office:value-type="string">
            <text:p>Ru</text:p>
          </table:table-cell>
          <table:table-cell table:style-name="ce6" office:value-type="float" office:value="2.2">
            <text:p>2.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Co</text:p>
          </table:table-cell>
          <table:table-cell table:style-name="ce2" office:value-type="float" office:value="1.88">
            <text:p>1.88</text:p>
          </table:table-cell>
          <table:table-cell table:style-name="ce2" office:value-type="string">
            <text:p>Rh</text:p>
          </table:table-cell>
          <table:table-cell table:style-name="ce2" office:value-type="float" office:value="2.28">
            <text:p>2.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Ni</text:p>
          </table:table-cell>
          <table:table-cell table:style-name="ce2" office:value-type="float" office:value="1.91">
            <text:p>1.91</text:p>
          </table:table-cell>
          <table:table-cell table:style-name="ce2" office:value-type="string">
            <text:p>Pd</text:p>
          </table:table-cell>
          <table:table-cell table:style-name="ce2"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Cu</text:p>
          </table:table-cell>
          <table:table-cell table:style-name="ce2" office:value-type="float" office:value="1.9">
            <text:p>1.9</text:p>
          </table:table-cell>
          <table:table-cell table:style-name="ce2" office:value-type="string">
            <text:p>Ag</text:p>
          </table:table-cell>
          <table:table-cell table:style-name="ce2" office:value-type="float" office:value="1.93">
            <text:p>1.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Zn</text:p>
          </table:table-cell>
          <table:table-cell table:style-name="ce2" office:value-type="float" office:value="1.65">
            <text:p>1.65</text:p>
          </table:table-cell>
          <table:table-cell table:style-name="ce2" office:value-type="string">
            <text:p>Cd</text:p>
          </table:table-cell>
          <table:table-cell table:style-name="ce2" office:value-type="float" office:value="1.69">
            <text:p>1.69</text:p>
          </table:table-cell>
          <table:table-cell table:number-columns-repeated="1018"/>
        </table:table-row>
        <table:table-row table:style-name="ro1">
          <table:table-cell>
            <draw:frame table:end-cell-address="'s-34_1'.H31" table:end-x="0.391cm" table:end-y="0.562cm" draw:z-index="1" draw:style-name="gr1" draw:text-style-name="P1" svg:width="14.189cm" svg:height="8.98cm" svg:x="2.008cm" svg:y="0.254cm">
              <draw:object draw:notify-on-update-of-ranges="'s-34_1'.E3:'s-34_1'.E3 's-34_1'.E4:'s-34_1'.E21 's-34_1'.F3:'s-34_1'.F3 's-34_1'.F4:'s-34_1'.F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" office:value-type="string">
            <text:p>Ga</text:p>
          </table:table-cell>
          <table:table-cell table:style-name="ce2" office:value-type="float" office:value="1.81">
            <text:p>1.81</text:p>
          </table:table-cell>
          <table:table-cell table:style-name="ce2" office:value-type="string">
            <text:p>In</text:p>
          </table:table-cell>
          <table:table-cell table:style-name="ce2" office:value-type="float" office:value="1.78">
            <text:p>1.78</text:p>
          </table:table-cell>
          <table:table-cell table:number-columns-repeated="2"/>
          <table:table-cell>
            <draw:frame table:end-cell-address="'s-34_1'.O31" table:end-x="2.203cm" table:end-y="0.431cm" draw:z-index="0" draw:style-name="gr1" draw:text-style-name="P1" svg:width="14.273cm" svg:height="9.006cm" svg:x="1.478cm" svg:y="0.097cm">
              <draw:object draw:notify-on-update-of-ranges="'s-34_1'.C3:'s-34_1'.C3 's-34_1'.C4:'s-34_1'.C21 's-34_1'.D3:'s-34_1'.D3 's-34_1'.D4:'s-34_1'.D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>
            <text:p>Ge</text:p>
          </table:table-cell>
          <table:table-cell table:style-name="ce2" office:value-type="float" office:value="2.01">
            <text:p>2.01</text:p>
          </table:table-cell>
          <table:table-cell table:style-name="ce2" office:value-type="string">
            <text:p>Sn</text:p>
          </table:table-cell>
          <table:table-cell table:style-name="ce2" office:value-type="float" office:value="1.96">
            <text:p>1.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As</text:p>
          </table:table-cell>
          <table:table-cell table:style-name="ce2" office:value-type="float" office:value="2.18">
            <text:p>2.18</text:p>
          </table:table-cell>
          <table:table-cell table:style-name="ce2" office:value-type="string">
            <text:p>Sb</text:p>
          </table:table-cell>
          <table:table-cell table:style-name="ce2" office:value-type="float" office:value="2.05">
            <text:p>2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</text:p>
          </table:table-cell>
          <table:table-cell table:style-name="ce2" office:value-type="float" office:value="2.55">
            <text:p>2.55</text:p>
          </table:table-cell>
          <table:table-cell table:style-name="ce2" office:value-type="string">
            <text:p>Te</text:p>
          </table:table-cell>
          <table:table-cell table:style-name="ce2"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Br</text:p>
          </table:table-cell>
          <table:table-cell table:style-name="ce2" office:value-type="float" office:value="2.96">
            <text:p>2.96</text:p>
          </table:table-cell>
          <table:table-cell table:style-name="ce2" office:value-type="string">
            <text:p>I</text:p>
          </table:table-cell>
          <table:table-cell table:style-name="ce2" office:value-type="float" office:value="2.66">
            <text:p>2.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Kr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Xe</text:p>
          </table:table-cell>
          <table:table-cell table:style-name="ce2" office:value-type="float" office:value="2.6">
            <text:p>2.6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1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4" office:value-type="float" office:value="13.6">
            <text:p>13.6</text:p>
          </table:table-cell>
          <table:table-cell table:style-name="ce4"/>
          <table:table-cell table:style-name="ce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4" office:value-type="float" office:value="24.6">
            <text:p>24.6</text:p>
          </table:table-cell>
          <table:table-cell table:style-name="ce4" office:value-type="float" office:value="54.4">
            <text:p>54.4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75.6">
            <text:p>75.6</text:p>
          </table:table-cell>
          <table:table-cell table:style-name="ce7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18.2">
            <text:p>18.2</text:p>
          </table:table-cell>
          <table:table-cell table:style-name="ce7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25.1">
            <text:p>25.1</text:p>
          </table:table-cell>
          <table:table-cell table:style-name="ce7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24.4">
            <text:p>24.4</text:p>
          </table:table-cell>
          <table:table-cell table:style-name="ce7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>
            <draw:frame table:end-cell-address="list.M25" table:end-x="1.881cm" table:end-y="0.505cm" draw:z-index="2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8cm" draw:caption-point-x="-1cm" draw:caption-point-y="-2.383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34_1'.E4:'s-34_1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2022/11/18</text:date>, <text:time>12:3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18T12:33:26.90</dc:date>
    <dc:creator>iwabuchi ken</dc:creator>
    <meta:editing-duration>PT4H26S</meta:editing-duration>
    <meta:editing-cycles>57</meta:editing-cycles>
    <meta:generator>OpenOffice/4.1.3$Win32 OpenOffice.org_project/413m1$Build-9783</meta:generator>
    <meta:document-statistic meta:table-count="2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74cm" svg:height="9.007cm" xlink:href=".." xlink:type="simple" chart:class="chart:bar" chart:style-name="ch1">
        <chart:title svg:x="6.379cm" svg:y="0.315cm" chart:style-name="ch2">
          <text:p>陰性度</text:p>
        </chart:title>
        <chart:legend chart:legend-position="end" svg:x="12.408cm" svg:y="4.23cm" style:legend-expansion="high" chart:style-name="ch3"/>
        <chart:plot-area chart:style-name="ch4" table:cell-range-address="'s-34_1'.C3:'s-34_1'.D21" chart:data-source-has-labels="both" svg:x="0.735cm" svg:y="1.582cm" svg:width="11.103cm" svg:height="6.825cm">
          <chartooo:coordinate-region svg:x="1.462cm" svg:y="1.794cm" svg:width="10.376cm" svg:height="5.94cm"/>
          <chart:axis chart:dimension="x" chart:name="primary-x" chart:style-name="ch5" chartooo:axis-type="auto">
            <chartooo:date-scale/>
            <chart:categories table:cell-range-address="'s-34_1'.C4:'s-34_1'.C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-34_1'.D4:'s-34_1'.D21" chart:label-cell-address="'s-34_1'.D3:'s-34_1'.D3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周期：４</text:p>
                <draw:g>
                  <svg:desc>'s-34_1'.D3:'s-34_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's-34_1'.C4:'s-34_1'.C21</svg:desc>
                </draw:g>
              </table:table-cell>
              <table:table-cell office:value-type="float" office:value="0.82">
                <text:p>0.82</text:p>
                <draw:g>
                  <svg:desc>'s-34_1'.D4:'s-34_1'.D21</svg:desc>
                </draw:g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Ti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Cr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Mn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Ni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Zn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Ge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As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false" chart:maximum="3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9cm" svg:height="8.981cm" xlink:href=".." xlink:type="simple" chart:class="chart:bar" chart:style-name="ch1">
        <chart:title svg:x="6.337cm" svg:y="0.314cm" chart:style-name="ch2">
          <text:p>陰性度</text:p>
        </chart:title>
        <chart:legend chart:legend-position="end" svg:x="12.324cm" svg:y="4.217cm" style:legend-expansion="high" chart:style-name="ch3"/>
        <chart:plot-area chart:style-name="ch4" table:cell-range-address="'s-34_1'.E3:'s-34_1'.F21" chart:data-source-has-labels="both" svg:x="0.733cm" svg:y="1.578cm" svg:width="11.025cm" svg:height="6.804cm">
          <chartooo:coordinate-region svg:x="1.46cm" svg:y="1.79cm" svg:width="10.298cm" svg:height="5.919cm"/>
          <chart:axis chart:dimension="x" chart:name="primary-x" chart:style-name="ch5" chartooo:axis-type="auto">
            <chartooo:date-scale/>
            <chart:categories table:cell-range-address="'s-34_1'.E4:'s-34_1'.E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-34_1'.F4:'s-34_1'.F21" chart:label-cell-address="'s-34_1'.F3:'s-34_1'.F3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周期：５</text:p>
                <draw:g>
                  <svg:desc>'s-34_1'.F3:'s-34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b</text:p>
                <draw:g>
                  <svg:desc>'s-34_1'.E4:'s-34_1'.E21</svg:desc>
                </draw:g>
              </table:table-cell>
              <table:table-cell office:value-type="float" office:value="0.82">
                <text:p>0.82</text:p>
                <draw:g>
                  <svg:desc>'s-34_1'.F4:'s-34_1'.F21</svg:desc>
                </draw:g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Zr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Tc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Ru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Rh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Pd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Sn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b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Xe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77cm" svg:height="7.663cm" xlink:href=".." xlink:type="simple" chart:class="chart:bar" chart:style-name="ch1">
        <chart:title svg:x="5.18cm" svg:y="0.288cm" chart:style-name="ch2">
          <text:p>陰性度</text:p>
        </chart:title>
        <chart:subtitle svg:x="5.233cm" svg:y="1.169cm" chart:style-name="ch3">
          <text:p>周期：２</text:p>
        </chart:subtitle>
        <chart:legend chart:legend-position="end" svg:x="10.011cm" svg:y="3.558cm" style:legend-expansion="high" chart:style-name="ch4"/>
        <chart:plot-area chart:style-name="ch5" table:cell-range-address="'s-34_1'.G3:'s-34_1'.H10" chart:data-source-has-labels="both" svg:x="0.687cm" svg:y="2.104cm" svg:width="8.85cm" svg:height="4.986cm">
          <chartooo:coordinate-region svg:x="1.52cm" svg:y="2.316cm" svg:width="8.017cm" svg:height="4.469cm"/>
          <chart:axis chart:dimension="x" chart:name="primary-x" chart:style-name="ch6" chartooo:axis-type="auto">
            <chartooo:date-scale/>
            <chart:categories table:cell-range-address="'s-34_1'.G4:'s-34_1'.G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-34_1'.H4:'s-34_1'.H10" chart:label-cell-address="'s-34_1'.H3:'s-34_1'.H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周期：２</text:p>
                <draw:g>
                  <svg:desc>'s-34_1'.H3:'s-34_1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s-34_1'.G4:'s-34_1'.G10</svg:desc>
                </draw:g>
              </table:table-cell>
              <table:table-cell office:value-type="float" office:value="0.98">
                <text:p>0.98</text:p>
                <draw:g>
                  <svg:desc>'s-34_1'.H4:'s-34_1'.H10</svg:desc>
                </draw:g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98">
                <text:p>3.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97cm" svg:height="7.743cm" xlink:href=".." xlink:type="simple" chart:class="chart:bar" chart:style-name="ch1">
        <chart:title svg:x="4.79cm" svg:y="0.289cm" chart:style-name="ch2">
          <text:p>陰性度</text:p>
        </chart:title>
        <chart:subtitle svg:x="4.843cm" svg:y="1.171cm" chart:style-name="ch3">
          <text:p>周期：３</text:p>
        </chart:subtitle>
        <chart:legend chart:legend-position="end" svg:x="9.231cm" svg:y="3.598cm" style:legend-expansion="high" chart:style-name="ch4"/>
        <chart:plot-area chart:style-name="ch5" table:cell-range-address="'s-34_1'.I3:'s-34_1'.J10" chart:data-source-has-labels="both" svg:x="0.671cm" svg:y="2.108cm" svg:width="8.118cm" svg:height="5.061cm">
          <chartooo:coordinate-region svg:x="1.504cm" svg:y="2.32cm" svg:width="7.285cm" svg:height="4.552cm"/>
          <chart:axis chart:dimension="x" chart:name="primary-x" chart:style-name="ch6" chartooo:axis-type="auto">
            <chartooo:date-scale/>
            <chart:categories table:cell-range-address="'s-34_1'.I4:'s-34_1'.I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-34_1'.J4:'s-34_1'.J10" chart:label-cell-address="'s-34_1'.J3:'s-34_1'.J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周期：３</text:p>
                <draw:g>
                  <svg:desc>'s-34_1'.J3:'s-34_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</text:p>
                <draw:g>
                  <svg:desc>'s-34_1'.I4:'s-34_1'.I10</svg:desc>
                </draw:g>
              </table:table-cell>
              <table:table-cell office:value-type="float" office:value="0.93">
                <text:p>0.93</text:p>
                <draw:g>
                  <svg:desc>'s-34_1'.J4:'s-34_1'.J10</svg:desc>
                </draw:g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3.16">
                <text:p>3.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